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20.49" calcext:value-type="currency">
            <text:p>20,49 €</text:p>
          </table:table-cell>
          <table:table-cell table:formula="of:=[.N11]+[.M12]" office:value-type="currency" office:currency="EUR" office:value="229.33" calcext:value-type="currency">
            <text:p>229,33 €</text:p>
          </table:table-cell>
          <table:table-cell table:formula="of:=[.A12]*budgetjour-[.N12]" office:value-type="currency" office:currency="EUR" office:value="100.67" calcext:value-type="currency">
            <text:p>100,6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,00</text:p>
          </table:table-cell>
          <table:table-cell office:value-type="float" office:value="184" calcext:value-type="float">
            <text:p>184,00</text:p>
          </table:table-cell>
          <table:table-cell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14.3" calcext:value-type="currency">
            <text:p>14,30 €</text:p>
          </table:table-cell>
          <table:table-cell table:formula="of:=[.N12]+[.M13]" office:value-type="currency" office:currency="EUR" office:value="243.63" calcext:value-type="currency">
            <text:p>243,63 €</text:p>
          </table:table-cell>
          <table:table-cell table:formula="of:=[.A13]*budgetjour-[.N13]" office:value-type="currency" office:currency="EUR" office:value="116.37" calcext:value-type="currency">
            <text:p>116,3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,00</text:p>
          </table:table-cell>
          <table:table-cell office:value-type="float" office:value="927" calcext:value-type="float">
            <text:p>927,00</text:p>
          </table:table-cell>
          <table:table-cell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37.05" calcext:value-type="currency">
            <text:p>37,05 €</text:p>
          </table:table-cell>
          <table:table-cell table:formula="of:=[.N13]+[.M14]" office:value-type="currency" office:currency="EUR" office:value="280.68" calcext:value-type="currency">
            <text:p>280,68 €</text:p>
          </table:table-cell>
          <table:table-cell table:formula="of:=[.A14]*budgetjour-[.N14]" office:value-type="currency" office:currency="EUR" office:value="109.32" calcext:value-type="currency">
            <text:p>109,3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string" office:string-value="Rennes-les-Bains" calcext:value-type="string">
            <text:p>Rennes-les-Bains</text:p>
          </table:table-cell>
          <table:table-cell table:number-columns-repeated="2"/>
          <table:table-cell table:formula="of:=[.F14]+[.E15]" office:value-type="float" office:value="1034" calcext:value-type="float">
            <text:p>1034,00</text:p>
          </table:table-cell>
          <table:table-cell/>
          <table:table-cell table:formula="of:=[.H14]+[.G15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280.68" calcext:value-type="currency">
            <text:p>280,68 €</text:p>
          </table:table-cell>
          <table:table-cell table:formula="of:=[.A15]*budgetjour-[.N15]" office:value-type="currency" office:currency="EUR" office:value="139.32" calcext:value-type="currency">
            <text:p>139,32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1034" calcext:value-type="float">
            <text:p>1034,00</text:p>
          </table:table-cell>
          <table:table-cell/>
          <table:table-cell table:formula="of:=[.H15]+[.G16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280.68" calcext:value-type="currency">
            <text:p>280,68 €</text:p>
          </table:table-cell>
          <table:table-cell table:formula="of:=[.A16]*budgetjour-[.N16]" office:value-type="currency" office:currency="EUR" office:value="169.32" calcext:value-type="currency">
            <text:p>169,32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1034" calcext:value-type="float">
            <text:p>1034,00</text:p>
          </table:table-cell>
          <table:table-cell/>
          <table:table-cell table:formula="of:=[.H16]+[.G17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280.68" calcext:value-type="currency">
            <text:p>280,68 €</text:p>
          </table:table-cell>
          <table:table-cell table:formula="of:=[.A17]*budgetjour-[.N17]" office:value-type="currency" office:currency="EUR" office:value="199.32" calcext:value-type="currency">
            <text:p>199,32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1034" calcext:value-type="float">
            <text:p>1034,00</text:p>
          </table:table-cell>
          <table:table-cell/>
          <table:table-cell table:formula="of:=[.H17]+[.G18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280.68" calcext:value-type="currency">
            <text:p>280,68 €</text:p>
          </table:table-cell>
          <table:table-cell table:formula="of:=[.A18]*budgetjour-[.N18]" office:value-type="currency" office:currency="EUR" office:value="229.32" calcext:value-type="currency">
            <text:p>229,32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1034" calcext:value-type="float">
            <text:p>1034,00</text:p>
          </table:table-cell>
          <table:table-cell/>
          <table:table-cell table:formula="of:=[.H18]+[.G19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280.68" calcext:value-type="currency">
            <text:p>280,68 €</text:p>
          </table:table-cell>
          <table:table-cell table:formula="of:=[.A19]*budgetjour-[.N19]" office:value-type="currency" office:currency="EUR" office:value="259.32" calcext:value-type="currency">
            <text:p>259,32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034" calcext:value-type="float">
            <text:p>1034,00</text:p>
          </table:table-cell>
          <table:table-cell/>
          <table:table-cell table:formula="of:=[.H19]+[.G20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280.68" calcext:value-type="currency">
            <text:p>280,68 €</text:p>
          </table:table-cell>
          <table:table-cell table:formula="of:=[.A20]*budgetjour-[.N20]" office:value-type="currency" office:currency="EUR" office:value="289.32" calcext:value-type="currency">
            <text:p>289,32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034" calcext:value-type="float">
            <text:p>1034,00</text:p>
          </table:table-cell>
          <table:table-cell/>
          <table:table-cell table:formula="of:=[.H20]+[.G21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280.68" calcext:value-type="currency">
            <text:p>280,68 €</text:p>
          </table:table-cell>
          <table:table-cell table:formula="of:=[.A21]*budgetjour-[.N21]" office:value-type="currency" office:currency="EUR" office:value="319.32" calcext:value-type="currency">
            <text:p>319,32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034" calcext:value-type="float">
            <text:p>1034,00</text:p>
          </table:table-cell>
          <table:table-cell/>
          <table:table-cell table:formula="of:=[.H21]+[.G22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280.68" calcext:value-type="currency">
            <text:p>280,68 €</text:p>
          </table:table-cell>
          <table:table-cell table:formula="of:=[.A22]*budgetjour-[.N22]" office:value-type="currency" office:currency="EUR" office:value="349.32" calcext:value-type="currency">
            <text:p>349,32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034" calcext:value-type="float">
            <text:p>1034,00</text:p>
          </table:table-cell>
          <table:table-cell/>
          <table:table-cell table:formula="of:=[.H22]+[.G23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280.68" calcext:value-type="currency">
            <text:p>280,68 €</text:p>
          </table:table-cell>
          <table:table-cell table:formula="of:=[.A23]*budgetjour-[.N23]" office:value-type="currency" office:currency="EUR" office:value="379.32" calcext:value-type="currency">
            <text:p>37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034" calcext:value-type="float">
            <text:p>1034,00</text:p>
          </table:table-cell>
          <table:table-cell/>
          <table:table-cell table:formula="of:=[.H23]+[.G24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280.68" calcext:value-type="currency">
            <text:p>280,68 €</text:p>
          </table:table-cell>
          <table:table-cell table:formula="of:=[.A24]*budgetjour-[.N24]" office:value-type="currency" office:currency="EUR" office:value="409.32" calcext:value-type="currency">
            <text:p>40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034" calcext:value-type="float">
            <text:p>1034,00</text:p>
          </table:table-cell>
          <table:table-cell/>
          <table:table-cell table:formula="of:=[.H24]+[.G25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280.68" calcext:value-type="currency">
            <text:p>280,68 €</text:p>
          </table:table-cell>
          <table:table-cell table:formula="of:=[.A25]*budgetjour-[.N25]" office:value-type="currency" office:currency="EUR" office:value="439.32" calcext:value-type="currency">
            <text:p>43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034" calcext:value-type="float">
            <text:p>1034,00</text:p>
          </table:table-cell>
          <table:table-cell/>
          <table:table-cell table:formula="of:=[.H25]+[.G26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280.68" calcext:value-type="currency">
            <text:p>280,68 €</text:p>
          </table:table-cell>
          <table:table-cell table:formula="of:=[.A26]*budgetjour-[.N26]" office:value-type="currency" office:currency="EUR" office:value="469.32" calcext:value-type="currency">
            <text:p>46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034" calcext:value-type="float">
            <text:p>1034,00</text:p>
          </table:table-cell>
          <table:table-cell/>
          <table:table-cell table:formula="of:=[.H26]+[.G27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280.68" calcext:value-type="currency">
            <text:p>280,68 €</text:p>
          </table:table-cell>
          <table:table-cell table:formula="of:=[.A27]*budgetjour-[.N27]" office:value-type="currency" office:currency="EUR" office:value="499.32" calcext:value-type="currency">
            <text:p>49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034" calcext:value-type="float">
            <text:p>1034,00</text:p>
          </table:table-cell>
          <table:table-cell/>
          <table:table-cell table:formula="of:=[.H27]+[.G28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280.68" calcext:value-type="currency">
            <text:p>280,68 €</text:p>
          </table:table-cell>
          <table:table-cell table:formula="of:=[.A28]*budgetjour-[.N28]" office:value-type="currency" office:currency="EUR" office:value="529.32" calcext:value-type="currency">
            <text:p>52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034" calcext:value-type="float">
            <text:p>1034,00</text:p>
          </table:table-cell>
          <table:table-cell/>
          <table:table-cell table:formula="of:=[.H28]+[.G29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280.68" calcext:value-type="currency">
            <text:p>280,68 €</text:p>
          </table:table-cell>
          <table:table-cell table:formula="of:=[.A29]*budgetjour-[.N29]" office:value-type="currency" office:currency="EUR" office:value="559.32" calcext:value-type="currency">
            <text:p>55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034" calcext:value-type="float">
            <text:p>1034,00</text:p>
          </table:table-cell>
          <table:table-cell/>
          <table:table-cell table:formula="of:=[.H29]+[.G30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280.68" calcext:value-type="currency">
            <text:p>280,68 €</text:p>
          </table:table-cell>
          <table:table-cell table:formula="of:=[.A30]*budgetjour-[.N30]" office:value-type="currency" office:currency="EUR" office:value="589.32" calcext:value-type="currency">
            <text:p>589,3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034" calcext:value-type="float">
            <text:p>1034,00</text:p>
          </table:table-cell>
          <table:table-cell/>
          <table:table-cell table:formula="of:=[.H30]+[.G31]" office:value-type="float" office:value="7128" calcext:value-type="float">
            <text:p>712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280.68" calcext:value-type="currency">
            <text:p>280,68 €</text:p>
          </table:table-cell>
          <table:table-cell table:formula="of:=[.A31]*budgetjour-[.N31]" office:value-type="currency" office:currency="EUR" office:value="619.32" calcext:value-type="currency">
            <text:p>619,32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280.68" calcext:value-type="float">
            <text:p>280,68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9:28:34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3T19:32:40.840000000</dc:date>
    <meta:editing-duration>P4DT1H3M38S</meta:editing-duration>
    <meta:editing-cycles>56</meta:editing-cycles>
    <meta:generator>LibreOffice/7.1.2.2$Windows_X86_64 LibreOffice_project/8a45595d069ef5570103caea1b71cc9d82b2aae4</meta:generator>
    <meta:document-statistic meta:table-count="2" meta:cell-count="416" meta:object-count="0"/>
    <meta:user-defined meta:name="Info 1"/>
    <meta:user-defined meta:name="Info 2"/>
    <meta:user-defined meta:name="Info 3"/>
    <meta:user-defined meta:name="Info 4"/>
  </office:meta>
</office:document-meta>
</file>